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5d3" officeooo:paragraph-rsid="000545d3"/>
    </style:style>
    <style:style style:name="P2" style:family="paragraph" style:parent-style-name="Standard">
      <style:paragraph-properties fo:text-align="center" style:justify-single-word="false"/>
      <style:text-properties officeooo:rsid="000545d3" officeooo:paragraph-rsid="000545d3"/>
    </style:style>
    <style:style style:name="T1" style:family="text">
      <style:text-properties officeooo:rsid="00061814"/>
    </style:style>
    <style:style style:name="T2" style:family="text">
      <style:text-properties officeooo:rsid="0007b7f0"/>
    </style:style>
    <style:style style:name="T3" style:family="text">
      <style:text-properties officeooo:rsid="00084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canson</text:p>
      <text:p text:style-name="P1">Mattéo</text:p>
      <text:p text:style-name="P1"/>
      <text:p text:style-name="P1"/>
      <text:p text:style-name="P2">Journal de Dev</text:p>
      <text:p text:style-name="P1"/>
      <text:p text:style-name="P1">- 06/03/2023 :</text:p>
      <text:p text:style-name="P1"><text:tab/>Aujourd’hui, j’ai récupérer les donnée de l’api que j’ai unmarchal dans une structure en go</text:p>
      <text:p text:style-name="P1"/>
      <text:p text:style-name="P1">- <text:span text:style-name="T1">07/03/2023 :</text:span></text:p>
      <text:p text:style-name="P1"><text:tab/><text:span text:style-name="T1">Ajourd’hui, j’ai fait un systeme pour rechercher les amiibo par nom qui affiche le contenu du/des amiibo contenant ce nom dans des cards, </text:span><text:span text:style-name="T2">j’ai aussi commencer a faire une nav bar pour gérer les catégorie</text:span><text:span text:style-name="T3">s d’amib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36:49.208860119</meta:creation-date>
    <dc:date>2023-03-08T00:22:31.055947022</dc:date>
    <meta:editing-duration>PT1H2M1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2" meta:character-count="361" meta:non-whitespace-character-count="304"/>
  </office:meta>
</office:document-meta>
</file>